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5/07/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5/09/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05/14/13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05/15/1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zeug installiert und tests wieder zum laufen gebracht</text:p>
          </table:table-cell>
        </table:table-row>
        <table:table-row table:style-name="ro2">
          <table:table-cell office:value-type="date" office:date-value="2013-05-28">
            <text:p>05/28/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dt bundle noch mal runterladen, diesmal ubuntu</text:p>
          </table:table-cell>
        </table:table-row>
        <table:table-row table:style-name="ro2">
          <table:table-cell office:value-type="date" office:date-value="2013-06-03">
            <text:p>06/03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intellij auf ubuntu aufsetz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6</meta:editing-cycles>
    <meta:generator>LibreOffice/3.5$Linux_X86_64 LibreOffice_project/350m1$Build-2</meta:generator>
    <dc:date>2013-06-04T18:21:40</dc:date>
    <dc:creator>Doris </dc:cre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